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asal" svg:font-family="Nas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a69" officeooo:paragraph-rsid="001e2a69"/>
    </style:style>
    <style:style style:name="P2" style:family="paragraph" style:parent-style-name="Standard">
      <style:text-properties officeooo:paragraph-rsid="0020a729"/>
    </style:style>
    <style:style style:name="P3" style:family="paragraph" style:parent-style-name="Standard">
      <style:text-properties officeooo:rsid="00259c14" officeooo:paragraph-rsid="00259c14"/>
    </style:style>
    <style:style style:name="P4" style:family="paragraph" style:parent-style-name="Appendices">
      <style:paragraph-properties fo:break-before="page"/>
    </style:style>
    <style:style style:name="P5" style:family="paragraph" style:parent-style-name="Appendices">
      <style:paragraph-properties fo:break-before="page"/>
      <style:text-properties officeooo:paragraph-rsid="002eec08"/>
    </style:style>
    <style:style style:name="P6" style:family="paragraph" style:parent-style-name="Appendices">
      <style:paragraph-properties fo:break-before="page"/>
      <style:text-properties officeooo:paragraph-rsid="002fddf3"/>
    </style:style>
    <style:style style:name="P7" style:family="paragraph" style:parent-style-name="Text_20_body" style:list-style-name="L1">
      <style:text-properties officeooo:rsid="002023a3" officeooo:paragraph-rsid="0020a729"/>
    </style:style>
    <style:style style:name="P8" style:family="paragraph" style:parent-style-name="Text_20_body" style:list-style-name="L1">
      <style:text-properties officeooo:rsid="002023a3" officeooo:paragraph-rsid="00297de7"/>
    </style:style>
    <style:style style:name="P9" style:family="paragraph" style:parent-style-name="Text_20_body" style:list-style-name="L1">
      <style:text-properties officeooo:rsid="0020a729" officeooo:paragraph-rsid="0020a729"/>
    </style:style>
    <style:style style:name="P10" style:family="paragraph" style:parent-style-name="Text_20_body" style:list-style-name="L1">
      <style:text-properties officeooo:rsid="0020a729" officeooo:paragraph-rsid="00297de7"/>
    </style:style>
    <style:style style:name="P11" style:family="paragraph" style:parent-style-name="Text_20_body">
      <style:text-properties fo:font-style="italic" officeooo:rsid="002dfaff" officeooo:paragraph-rsid="002dfaff" style:font-style-asian="italic" style:font-style-complex="italic"/>
    </style:style>
    <style:style style:name="P12" style:family="paragraph" style:parent-style-name="Text_20_body">
      <style:text-properties fo:font-style="italic" officeooo:rsid="002dfaff" officeooo:paragraph-rsid="002eec08" style:font-style-asian="italic" style:font-style-complex="italic"/>
    </style:style>
    <style:style style:name="P13" style:family="paragraph" style:parent-style-name="Text_20_body">
      <style:text-properties fo:font-style="italic" officeooo:rsid="002dfaff" officeooo:paragraph-rsid="002fddf3" style:font-style-asian="italic" style:font-style-complex="italic"/>
    </style:style>
    <style:style style:name="P14" style:family="paragraph" style:parent-style-name="Text_20_body" style:list-style-name="L1">
      <style:text-properties officeooo:paragraph-rsid="002d9162"/>
    </style:style>
    <style:style style:name="P15" style:family="paragraph" style:parent-style-name="Text_20_body" style:list-style-name="L2">
      <style:text-properties officeooo:rsid="00219a19" officeooo:paragraph-rsid="00219a19"/>
    </style:style>
    <style:style style:name="P16" style:family="paragraph" style:parent-style-name="Text_20_body" style:list-style-name="L5">
      <style:text-properties officeooo:rsid="00219a19" officeooo:paragraph-rsid="00297de7"/>
    </style:style>
    <style:style style:name="P17" style:family="paragraph" style:parent-style-name="Text_20_body" style:list-style-name="L3">
      <style:text-properties officeooo:rsid="00235b90" officeooo:paragraph-rsid="00235b90"/>
    </style:style>
    <style:style style:name="P18" style:family="paragraph" style:parent-style-name="Text_20_body" style:list-style-name="L4">
      <style:text-properties officeooo:rsid="00235b90" officeooo:paragraph-rsid="00297de7"/>
    </style:style>
    <style:style style:name="P19" style:family="paragraph" style:parent-style-name="Text_20_body" style:list-style-name="L3">
      <style:text-properties officeooo:rsid="0024c2ec" officeooo:paragraph-rsid="0024c2ec"/>
    </style:style>
    <style:style style:name="P20" style:family="paragraph" style:parent-style-name="Text_20_body" style:list-style-name="L4">
      <style:text-properties officeooo:rsid="0024c2ec" officeooo:paragraph-rsid="00297de7"/>
    </style:style>
    <style:style style:name="P21" style:family="paragraph" style:parent-style-name="Text_20_body" style:list-style-name="">
      <style:paragraph-properties fo:line-height="120%"/>
      <style:text-properties officeooo:rsid="0024c2ec" officeooo:paragraph-rsid="0024c2ec"/>
    </style:style>
    <style:style style:name="P22" style:family="paragraph" style:parent-style-name="Text_20_body" style:list-style-name="L3">
      <style:text-properties officeooo:rsid="0024f606" officeooo:paragraph-rsid="0024f606"/>
    </style:style>
    <style:style style:name="P23" style:family="paragraph" style:parent-style-name="Text_20_body" style:list-style-name="L4">
      <style:text-properties officeooo:rsid="0024f606" officeooo:paragraph-rsid="00297de7"/>
    </style:style>
    <style:style style:name="P24" style:family="paragraph" style:parent-style-name="Text_20_body" style:list-style-name="L3">
      <style:text-properties officeooo:rsid="00259c14" officeooo:paragraph-rsid="00259c14"/>
    </style:style>
    <style:style style:name="P25" style:family="paragraph" style:parent-style-name="Text_20_body" style:list-style-name="L4">
      <style:text-properties officeooo:rsid="00259c14" officeooo:paragraph-rsid="00297de7"/>
    </style:style>
    <style:style style:name="P26" style:family="paragraph" style:parent-style-name="Text_20_body" style:list-style-name="L3">
      <style:text-properties fo:font-size="12pt" officeooo:rsid="00278f8a" officeooo:paragraph-rsid="00278f8a" style:font-size-asian="12pt" style:font-size-complex="12pt"/>
    </style:style>
    <style:style style:name="P27" style:family="paragraph" style:parent-style-name="Text_20_body" style:list-style-name="L1">
      <style:text-properties officeooo:rsid="00297de7" officeooo:paragraph-rsid="00297de7"/>
    </style:style>
    <style:style style:name="P28" style:family="paragraph" style:parent-style-name="Text_20_body" style:list-style-name="L3">
      <style:text-properties officeooo:rsid="00297de7" officeooo:paragraph-rsid="00297de7"/>
    </style:style>
    <style:style style:name="P29" style:family="paragraph" style:parent-style-name="Text_20_body" style:list-style-name="">
      <style:paragraph-properties fo:line-height="120%"/>
      <style:text-properties officeooo:rsid="00297de7" officeooo:paragraph-rsid="00297de7"/>
    </style:style>
    <style:style style:name="P30" style:family="paragraph" style:parent-style-name="Text_20_body" style:list-style-name="L3">
      <style:text-properties officeooo:paragraph-rsid="00235b90"/>
    </style:style>
    <style:style style:name="P31" style:family="paragraph" style:parent-style-name="Text_20_body" style:list-style-name="L3">
      <style:text-properties officeooo:rsid="002a763a" officeooo:paragraph-rsid="002a763a"/>
    </style:style>
    <style:style style:name="P32" style:family="paragraph" style:parent-style-name="Text_20_body">
      <style:text-properties officeooo:paragraph-rsid="00297de7"/>
    </style:style>
    <style:style style:name="P33" style:family="paragraph" style:parent-style-name="Text_20_body" style:list-style-name="L1">
      <style:text-properties officeooo:rsid="002d9162" officeooo:paragraph-rsid="002d9162"/>
    </style:style>
    <style:style style:name="P34" style:family="paragraph" style:parent-style-name="Text_20_body" style:list-style-name="L1">
      <style:text-properties officeooo:rsid="002d9162" officeooo:paragraph-rsid="002d9162"/>
    </style:style>
    <style:style style:name="P35" style:family="paragraph" style:parent-style-name="Text_20_body">
      <style:text-properties officeooo:rsid="002dfaff" officeooo:paragraph-rsid="002dfaff"/>
    </style:style>
    <style:style style:name="P36" style:family="paragraph" style:parent-style-name="Text_20_body">
      <style:text-properties officeooo:rsid="002dfaff" officeooo:paragraph-rsid="002eec08"/>
    </style:style>
    <style:style style:name="P37" style:family="paragraph" style:parent-style-name="Text_20_body">
      <style:text-properties officeooo:rsid="002dfaff" officeooo:paragraph-rsid="002fddf3"/>
    </style:style>
    <style:style style:name="P38" style:family="paragraph" style:parent-style-name="Text_20_body">
      <style:text-properties officeooo:rsid="002eec08" officeooo:paragraph-rsid="002eec08"/>
    </style:style>
    <style:style style:name="P39" style:family="paragraph" style:parent-style-name="Text_20_body" style:list-style-name="L6">
      <style:text-properties officeooo:rsid="002eec08" officeooo:paragraph-rsid="00315e96"/>
    </style:style>
    <style:style style:name="P40" style:family="paragraph" style:parent-style-name="Text_20_body" style:list-style-name="L6">
      <style:text-properties officeooo:rsid="00315e96" officeooo:paragraph-rsid="00315e96"/>
    </style:style>
    <style:style style:name="P41" style:family="paragraph" style:parent-style-name="Text_20_body" style:list-style-name="L3">
      <style:paragraph-properties fo:break-before="page"/>
      <style:text-properties officeooo:rsid="00297de7" officeooo:paragraph-rsid="00297de7"/>
    </style:style>
    <style:style style:name="P42" style:family="paragraph" style:parent-style-name="Text_20_body" style:list-style-name="L3">
      <style:paragraph-properties fo:break-before="page"/>
      <style:text-properties officeooo:rsid="0024c2ec" officeooo:paragraph-rsid="0024c2ec"/>
    </style:style>
    <style:style style:name="P43" style:family="paragraph" style:parent-style-name="Text_20_body">
      <style:paragraph-properties fo:break-before="page"/>
      <style:text-properties officeooo:rsid="002dfaff" officeooo:paragraph-rsid="002fddf3"/>
    </style:style>
    <style:style style:name="P44" style:family="paragraph" style:parent-style-name="Text_20_body">
      <style:paragraph-properties fo:margin-top="0in" fo:margin-bottom="0in" style:contextual-spacing="false" fo:line-height="100%"/>
      <style:text-properties fo:font-size="10.5pt" fo:font-style="normal" officeooo:rsid="00315e96" officeooo:paragraph-rsid="00315e96" fo:background-color="transparent" style:font-size-asian="10.5pt" style:font-style-asian="italic" style:font-size-complex="10.5pt" style:font-style-complex="italic"/>
    </style:style>
    <style:style style:name="P45" style:family="paragraph" style:parent-style-name="Heading_20_1">
      <style:text-properties officeooo:rsid="001e2a69" officeooo:paragraph-rsid="001e2a69"/>
    </style:style>
    <style:style style:name="P46" style:family="paragraph" style:parent-style-name="Heading_20_2" style:list-style-name=""/>
    <style:style style:name="P47" style:family="paragraph" style:parent-style-name="Heading_20_2" style:list-style-name="">
      <style:text-properties officeooo:rsid="001e2a69" officeooo:paragraph-rsid="00297de7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3" style:list-style-name=""/>
    <style:style style:name="P50" style:family="paragraph" style:parent-style-name="Heading_20_3" style:list-style-name="">
      <style:text-properties officeooo:paragraph-rsid="00297de7"/>
    </style:style>
    <style:style style:name="P51" style:family="paragraph" style:parent-style-name="Heading_20_3">
      <style:text-properties officeooo:paragraph-rsid="00297de7"/>
    </style:style>
    <style:style style:name="P52" style:family="paragraph" style:parent-style-name="Heading_20_3">
      <style:paragraph-properties fo:break-before="page"/>
    </style:style>
    <style:style style:name="P53" style:family="paragraph" style:parent-style-name="Heading_20_3">
      <style:paragraph-properties fo:break-before="page"/>
      <style:text-properties officeooo:paragraph-rsid="00297de7"/>
    </style:style>
    <style:style style:name="T1" style:family="text">
      <style:text-properties officeooo:rsid="002023a3"/>
    </style:style>
    <style:style style:name="T2" style:family="text">
      <style:text-properties officeooo:rsid="0020a729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20a729"/>
    </style:style>
    <style:style style:name="T5" style:family="text">
      <style:text-properties style:font-name="Nasal"/>
    </style:style>
    <style:style style:name="T6" style:family="text">
      <style:text-properties style:font-name="Nasal" officeooo:rsid="0020a729"/>
    </style:style>
    <style:style style:name="T7" style:family="text">
      <style:text-properties officeooo:rsid="00235b90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297de7"/>
    </style:style>
    <style:style style:name="T10" style:family="text">
      <style:text-properties officeooo:rsid="002a763a"/>
    </style:style>
    <style:style style:name="T11" style:family="text">
      <style:text-properties officeooo:rsid="002b2146"/>
    </style:style>
    <style:style style:name="T12" style:family="text">
      <style:text-properties officeooo:rsid="002bf0eb"/>
    </style:style>
    <style:style style:name="T13" style:family="text">
      <style:text-properties officeooo:rsid="002d916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eec08" style:font-style-asian="italic" style:font-style-complex="italic"/>
    </style:style>
    <style:style style:name="T16" style:family="text">
      <style:text-properties fo:font-style="italic" officeooo:rsid="00315e96" style:font-style-asian="italic" style:font-style-complex="italic"/>
    </style:style>
    <style:style style:name="T17" style:family="text">
      <style:text-properties officeooo:rsid="002eec08"/>
    </style:style>
    <style:style style:name="T18" style:family="text">
      <style:text-properties officeooo:rsid="002fddf3"/>
    </style:style>
    <style:style style:name="T19" style:family="text">
      <style:text-properties officeooo:rsid="00315e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Appendices" text:outline-level="1" text:is-list-header="true">Introduction</text:h>
      <text:p text:style-name="P1">In an attempt to define how the mixer portion of Show Control should work I'll attempt to define what functions are required and what modules should handle those functions.</text:p>
      <text:p text:style-name="P1"/>
      <text:h text:style-name="Heading_20_1" text:outline-level="1">Definitions</text:h>
      <text:p text:style-name="P2"><text:reference-mark-start text:name="ShowDef"/><text:span text:style-name="T5">Show</text:span><text:reference-mark-end text:name="ShowDef"/><text:span text:style-name="T3"> – a </text:span><text:span text:style-name="T4">collection of information the defines the show being performed. Depending on the context (sound, lighting, etc.) only a subset of the </text:span><text:span text:style-name="T6">Show</text:span><text:span text:style-name="T4"> collection may used.</text:span></text:p>
      <text:p text:style-name="P2"/>
      <text:p text:style-name="P3"><text:reference-mark-start text:name="CueUpdateDef"/><text:span text:style-name="T6">C</text:span><text:span text:style-name="T5">ue Update</text:span><text:reference-mark-end text:name="CueUpdateDef"/><text:span text:style-name="T3"> – triggered on operator command after a value has been modified</text:span></text:p>
      <text:h text:style-name="P45" text:outline-level="1">Modules</text:h>
      <text:h text:style-name="Heading_20_2" text:outline-level="2">Mixer Control</text:h>
      <text:h text:style-name="Heading_20_3" text:outline-level="3"><text:bookmark-start text:name="__DdeLink__67_1374468730"/>Program Load</text:h>
      <text:list xml:id="list7482286741034984033" text:style-name="L1">
        <text:list-item>
          <text:p text:style-name="P7">Initialize</text:p>
          <text:list>
            <text:list-item>
              <text:p text:style-name="P9"><text:span text:style-name="T1">all mixer controls to failsafe condition</text:span><text:bookmark-end text:name="__DdeLink__67_1374468730"/></text:p>
            </text:list-item>
            <text:list-item>
              <text:p text:style-name="P9">load user preferences</text:p>
            </text:list-item>
            <text:list-item>
              <text:p text:style-name="P9">load various things like “recently accessed list”</text:p>
            </text:list-item>
            <text:list-item>
              <text:p text:style-name="P9">load previous show based on user preference</text:p>
            </text:list-item>
            <text:list-item>
              <text:p text:style-name="P14"><text:span text:style-name="T9">execute </text:span><text:span text:style-name="T9"><text:bookmark-ref text:reference-format="text" text:ref-name="__RefHeading__15_1374468730">Cue Control</text:bookmark-ref></text:span></text:p>
            </text:list-item>
          </text:list>
        </text:list-item>
      </text:list>
      <text:h text:style-name="Heading_20_3" text:outline-level="3">Program <text:span text:style-name="T13">Actions</text:span></text:h>
      <text:list xml:id="list144042987193916" text:continue-numbering="true" text:style-name="L1">
        <text:list-item>
          <text:p text:style-name="P33">Load a <text:span text:style-name="T5"><text:reference-ref text:reference-format="text" text:ref-name="ShowDef">Show</text:reference-ref></text:span></text:p>
          <text:list>
            <text:list-item>
              <text:h text:style-name="P33" text:outline-level="3">Locate and open the <text:span text:style-name="T5"><text:reference-ref text:reference-format="text" text:ref-name="ShowDef">Show</text:reference-ref></text:span> configuration file.</text:h>
              <text:list>
                <text:list-item>
                  <text:h text:style-name="P33" text:outline-level="3">Show configuration file is an xml file that defines basic show information</text:h>
                </text:list-item>
                <text:list-item>
                  <text:h text:style-name="P33" text:outline-level="3">See <text:bookmark-ref text:reference-format="text" text:ref-name="__RefHeading__86_1374468730">Appendix 1</text:bookmark-ref> for details</text:h>
                </text:list-item>
              </text:list>
            </text:list-item>
          </text:list>
        </text:list-item>
      </text:list>
      <text:h text:style-name="P52" text:outline-level="3">Program <text:span text:style-name="T2">Operation</text:span></text:h>
      <text:list xml:id="list3749154999553505612" text:style-name="L3">
        <text:list-item>
          <text:p text:style-name="P22">Determine Production or Rehearsal mode</text:p>
          <text:list>
            <text:list-item>
              <text:p text:style-name="P22">Production mode: operator has access to limited set of cue changes</text:p>
            </text:list-item>
            <text:list-item>
              <text:p text:style-name="P22">Rehearsal mode: operator has access to extensive set of cue changes</text:p>
            </text:list-item>
          </text:list>
        </text:list-item>
        <text:list-item>
          <text:p text:style-name="P17">Maintain current mixer state</text:p>
        </text:list-item>
        <text:list-item>
          <text:p text:style-name="P30"><text:span text:style-name="T7">Update mixer state when instructed by </text:span><text:span text:style-name="T7"><text:bookmark-ref text:reference-format="text" text:ref-name="__RefHeading__15_1374468730">Cue Control</text:bookmark-ref></text:span></text:p>
        </text:list-item>
        <text:list-item>
          <text:p text:style-name="P17">Execute cue</text:p>
          <text:list>
            <text:list-item>
              <text:p text:style-name="P17">Mixer Control executes the cue number received from; Cue Control handles whether that is Next, Previous, Absolute, Display Only, Return, <text:span text:style-name="T10">Update,</text:span> <text:span text:style-name="T10">or E-Stop</text:span>.</text:p>
            </text:list-item>
            <text:list-item>
              <text:p text:style-name="P17">Executing a cue</text:p>
              <text:list>
                <text:list-item>
                  <text:p text:style-name="P17">Set mute state for all defined controls</text:p>
                </text:list-item>
                <text:list-item>
                  <text:p text:style-name="P17">Set slider level for all defined controls</text:p>
                </text:list-item>
                <text:list-item>
                  <text:p text:style-name="P17">Modify routing as defined</text:p>
                  <text:list>
                    <text:list-item>
                      <text:p text:style-name="P17">examples</text:p>
                      <text:list>
                        <text:list-item>
                          <text:p text:style-name="P17">add/remove echo to a channel</text:p>
                        </text:list-item>
                        <text:list-item>
                          <text:p text:style-name="P17">modify EQ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44043232098993" text:continue-numbering="true" text:style-name="L3">
        <text:list-item>
          <text:list>
            <text:list-item>
              <text:p text:style-name="P41">Execute commands</text:p>
              <text:list>
                <text:list-item>
                  <text:p text:style-name="P28">Absolute</text:p>
                  <text:list>
                    <text:list-item>
                      <text:p text:style-name="P31">Execute specified cue, specified cue becomes Active Cue</text:p>
                    </text:list-item>
                    <text:list-item>
                      <text:p text:style-name="P31">Display Active Cue</text:p>
                    </text:list-item>
                  </text:list>
                </text:list-item>
                <text:list-item>
                  <text:p text:style-name="P28">Next</text:p>
                  <text:list>
                    <text:list-item>
                      <text:p text:style-name="P31">Active Cue + 1, execute Active Cue</text:p>
                    </text:list-item>
                    <text:list-item>
                      <text:p text:style-name="P31">Display Active Cue</text:p>
                    </text:list-item>
                  </text:list>
                </text:list-item>
                <text:list-item>
                  <text:p text:style-name="P28">Previous</text:p>
                  <text:list>
                    <text:list-item>
                      <text:p text:style-name="P31">Active Cue - 1, execute Active Cue</text:p>
                    </text:list-item>
                    <text:list-item>
                      <text:p text:style-name="P31">Display Active Cue</text:p>
                    </text:list-item>
                  </text:list>
                </text:list-item>
                <text:list-item>
                  <text:p text:style-name="P28">Display Only</text:p>
                  <text:list>
                    <text:list-item>
                      <text:p text:style-name="P31">Display specified cue for operator review or modification</text:p>
                    </text:list-item>
                    <text:list-item>
                      <text:p text:style-name="P31">Active Cue does not change (i.e. no control changes on mixer)</text:p>
                    </text:list-item>
                  </text:list>
                </text:list-item>
                <text:list-item>
                  <text:p text:style-name="P28">Return</text:p>
                  <text:list>
                    <text:list-item>
                      <text:p text:style-name="P31">Re-display Active Cue</text:p>
                    </text:list-item>
                  </text:list>
                </text:list-item>
                <text:list-item>
                  <text:p text:style-name="P31">Update</text:p>
                  <text:list>
                    <text:list-item>
                      <text:p text:style-name="P31">Re-execute Active Cue</text:p>
                    </text:list-item>
                    <text:list-item>
                      <text:p text:style-name="P31">Display Active</text:p>
                    </text:list-item>
                  </text:list>
                </text:list-item>
                <text:list-item>
                  <text:p text:style-name="P31">E-Stop</text:p>
                  <text:list>
                    <text:list-item>
                      <text:p text:style-name="P31">Mute all outputs</text:p>
                    </text:list-item>
                    <text:list-item>
                      <text:p text:style-name="P31">Active Cue does not change</text:p>
                    </text:list-item>
                    <text:list-item>
                      <text:p text:style-name="P31">Display Active Cue</text:p>
                    </text:list-item>
                    <text:list-item>
                      <text:p text:style-name="P31">Indicate E-Stop has occurred</text:p>
                      <text:list>
                        <text:list-item>
                          <text:p text:style-name="P31">Indicates to user an Update is requir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44042783961854" text:continue-numbering="true" text:style-name="L3">
        <text:list-item>
          <text:list>
            <text:list-item>
              <text:p text:style-name="P42">Cue Modification</text:p>
              <text:list>
                <text:list-item>
                  <text:p text:style-name="P19">Operator can modify mixer specific cue information</text:p>
                  <text:list>
                    <text:list-item>
                      <text:p text:style-name="P24">Mute, level, EQ <text:span text:style-name="T8">(Performance &amp; Rehearsal mode)</text:span></text:p>
                      <text:list>
                        <text:list-item>
                          <text:p text:style-name="P24">Can trigger a <text:span text:style-name="T5"><text:reference-ref text:reference-format="text" text:ref-name="CueUpdateDef">Cue Update</text:reference-ref></text:span></text:p>
                        </text:list-item>
                      </text:list>
                    </text:list-item>
                    <text:list-item>
                      <text:p text:style-name="P24">Actor/channel map <text:span text:style-name="T8">(Rehearsal mode)</text:span></text:p>
                      <text:list>
                        <text:list-item>
                          <text:p text:style-name="P26">Cues always refer to actor, so cue file does not change.</text:p>
                        </text:list-item>
                        <text:list-item>
                          <text:p text:style-name="P26">Triggers update of actor/chan map fil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49" text:outline-level="3"/>
      <text:h text:style-name="P52" text:outline-level="3">Program Exit</text:h>
      <text:list xml:id="list637911092757128113" text:style-name="L2">
        <text:list-item>
          <text:p text:style-name="P15">Save anything marked dirty</text:p>
        </text:list-item>
        <text:list-item>
          <text:p text:style-name="P15">Prompt user to save any <text:span text:style-name="T6"><text:reference-ref text:reference-format="text" text:ref-name="ShowDef">Show</text:reference-ref></text:span> context marked dirty</text:p>
        </text:list-item>
      </text:list>
      <text:h text:style-name="P46" text:outline-level="2"/>
      <text:h text:style-name="P48" text:outline-level="2"><text:bookmark-start text:name="__RefHeading__15_1374468730"/>Cue Control<text:bookmark-end text:name="__RefHeading__15_1374468730"/></text:h>
      <text:h text:style-name="P51" text:outline-level="3">Program Load</text:h>
      <text:list xml:id="list144042915959620" text:continue-list="list144042987193916" text:style-name="L1">
        <text:list-item>
          <text:p text:style-name="P8">Initialize</text:p>
          <text:list>
            <text:list-item>
              <text:p text:style-name="P10">load user preferences</text:p>
            </text:list-item>
            <text:list-item>
              <text:p text:style-name="P10">load various things like “recently accessed list”</text:p>
            </text:list-item>
            <text:list-item>
              <text:p text:style-name="P10">load previous show based on user preference</text:p>
              <text:list>
                <text:list-item>
                  <text:p text:style-name="P27">Set Cue Number = 0</text:p>
                </text:list-item>
                <text:list-item>
                  <text:p text:style-name="P27">Send Execute Absolute:<text:span text:style-name="T11">Cue Number</text:span> to Mixer Control</text:p>
                </text:list-item>
              </text:list>
            </text:list-item>
          </text:list>
        </text:list-item>
      </text:list>
      <text:h text:style-name="P50" text:outline-level="3"/>
      <text:h text:style-name="P53" text:outline-level="3">Program <text:span text:style-name="T2">Operation</text:span></text:h>
      <text:list xml:id="list4117618090229083025" text:style-name="L4">
        <text:list-item>
          <text:p text:style-name="P23">Determine Production or Rehearsal mode</text:p>
          <text:list>
            <text:list-item>
              <text:p text:style-name="P23">Production mode: operator has access to limited set of cue changes</text:p>
            </text:list-item>
            <text:list-item>
              <text:p text:style-name="P23">Rehearsal mode: operator has access to extensive set of cue changes</text:p>
            </text:list-item>
          </text:list>
        </text:list-item>
        <text:list-item>
          <text:p text:style-name="P18">Execute cue</text:p>
          <text:list>
            <text:list-item>
              <text:p text:style-name="P18"><text:span text:style-name="T11">Send </text:span>Mixer Control <text:span text:style-name="T11">command </text:span>Next, Previous, Absolute, Display Only, Return, <text:span text:style-name="T11">Update, or E-Stop</text:span>.</text:p>
            </text:list-item>
            <text:list-item>
              <text:p text:style-name="P20">Cue Modification</text:p>
              <text:list>
                <text:list-item>
                  <text:p text:style-name="P20">Operator can modify specific cue information</text:p>
                  <text:list>
                    <text:list-item>
                      <text:p text:style-name="P25"><text:span text:style-name="T12">Character Entrance/Exit (un-mute/mute)</text:span> <text:span text:style-name="T8">(Performance &amp; Rehearsal mode)</text:span></text:p>
                      <text:list>
                        <text:list-item>
                          <text:p text:style-name="P25">Can trigger a <text:span text:style-name="T5"><text:reference-ref text:reference-format="text" text:ref-name="CueUpdateDef">Cue Update</text:reference-ref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h text:style-name="P53" text:outline-level="3">Program Exit</text:h>
      <text:list xml:id="list7271927015635491550" text:style-name="L5">
        <text:list-item>
          <text:p text:style-name="P16">Save anything marked dirty</text:p>
        </text:list-item>
        <text:list-item>
          <text:p text:style-name="P16">Prompt user to save any <text:span text:style-name="T6"><text:reference-ref text:reference-format="text" text:ref-name="ShowDef">Show</text:reference-ref></text:span> context marked dirty</text:p>
        </text:list-item>
      </text:list>
      <text:h text:style-name="P47" text:outline-level="2"/>
      <text:h text:style-name="P4" text:outline-level="1" text:is-list-header="true"><text:bookmark-start text:name="__RefHeading__86_1374468730"/>Appendix 1<text:bookmark-end text:name="__RefHeading__86_1374468730"/></text:h>
      <text:p text:style-name="P35">Show configuration file is an xml file (file extension is always “.xml”).</text:p>
      <text:p text:style-name="P35">Minimum content:</text:p>
      <text:p text:style-name="P11">(#comments in italics, not included in file)</text:p>
      <text:p text:style-name="P35">&lt;?xml version="1.0" encoding="UTF-8"?&gt;<text:tab/><text:tab/><text:span text:style-name="T14">#standard xml header</text:span></text:p>
      <text:p text:style-name="P35">&lt;showconf&gt;<text:tab/><text:tab/><text:tab/><text:tab/><text:tab/><text:tab/><text:span text:style-name="T14">#main tag</text:span></text:p>
      <text:p text:style-name="P35">&lt;name&gt;Scrooge&lt;/name&gt;<text:tab/><text:tab/><text:tab/><text:tab/><text:span text:style-name="T14">#show name</text:span></text:p>
      <text:p text:style-name="P35">&lt;mixer mfr="Behringer" model="X32"/&gt;<text:tab/><text:tab/><text:span text:style-name="T14">#mixer manufacturer and model number</text:span></text:p>
      <text:p text:style-name="P35">&lt;mixermap file="MixerMap.xml"/&gt;<text:tab/><text:tab/><text:tab/><text:span text:style-name="T14">#actor/character/channel map </text:span><text:span text:style-name="T15">(see </text:span><text:span text:style-name="T15"><text:bookmark-ref text:reference-format="text" text:ref-name="__RefHeading__107_1374468730">Appendix 2</text:bookmark-ref></text:span><text:span text:style-name="T15">)</text:span></text:p>
      <text:p text:style-name="P35">&lt;mixercues file="Scrooge Moves.xml"/&gt;<text:tab/><text:tab/><text:span text:style-name="T14">#cue definitions for the show </text:span><text:span text:style-name="T16">(see </text:span><text:span text:style-name="T16"><text:bookmark-ref text:reference-format="text" text:ref-name="__RefHeading__150_1374468730">Appendix 3</text:bookmark-ref></text:span><text:span text:style-name="T16">)</text:span></text:p>
      <text:p text:style-name="P35">&lt;/showconf&gt;<text:tab/><text:tab/><text:tab/><text:tab/><text:tab/><text:tab/><text:span text:style-name="T14">#close main tag</text:span></text:p>
      <text:h text:style-name="P5" text:outline-level="1" text:is-list-header="true"><text:bookmark-start text:name="__RefHeading__107_1374468730"/>Appendix <text:span text:style-name="T17">2</text:span><text:bookmark-end text:name="__RefHeading__107_1374468730"/></text:h>
      <text:p text:style-name="P36"><text:span text:style-name="T17">Mixer map</text:span> file is an xml file (file extension is always “.xml”).</text:p>
      <text:p text:style-name="P38">Maps the mixer channel, actor, and character played by the actor.</text:p>
      <text:p text:style-name="P36"><text:span text:style-name="T17">Typical</text:span> content:</text:p>
      <text:p text:style-name="P12">(#comments in italics, not included in file)</text:p>
      <text:p text:style-name="P38">&lt;?xml version="1.0" encoding="UTF-8"?&gt;</text:p>
      <text:p text:style-name="P38">&lt;mixermap&gt;</text:p>
      <text:p text:style-name="P38">&lt;input chan="1" actor="Ethan Reeves" char="Ebeneezer Scrooge"/&gt;</text:p>
      <text:p text:style-name="P38">&lt;input chan="2" actor="Jon Merchant" char="Bob Cratchit"/&gt;</text:p>
      <text:p text:style-name="P38">&lt;input chan="3" actor="Mitchell Jacobs" char="Tiny Tim"/&gt;</text:p>
      <text:p text:style-name="P38">&lt;input chan="4" actor="Renee Merchant" char="Kathy Cratchit"/&gt;</text:p>
      <text:p text:style-name="P38">...</text:p>
      <text:p text:style-name="P38">&lt;/mixermap&gt;</text:p>
      <text:h text:style-name="P6" text:outline-level="1" text:is-list-header="true"><text:bookmark-start text:name="__RefHeading__150_1374468730"/>Appendix <text:span text:style-name="T18">3</text:span><text:bookmark-end text:name="__RefHeading__150_1374468730"/></text:h>
      <text:p text:style-name="P37"><text:span text:style-name="T19">Cue</text:span> file is an xml file (file extension is always “.xml”).</text:p>
      <text:list xml:id="list7299420848792452668" text:style-name="L6">
        <text:list-item>
          <text:p text:style-name="P39"><text:span text:style-name="T19">Cue file defines for:</text:span></text:p>
          <text:list>
            <text:list-item>
              <text:p text:style-name="P40">All</text:p>
              <text:list>
                <text:list-item>
                  <text:p text:style-name="P40">Act</text:p>
                </text:list-item>
                <text:list-item>
                  <text:p text:style-name="P40">Scene</text:p>
                </text:list-item>
                <text:list-item>
                  <text:p text:style-name="P40">Page</text:p>
                </text:list-item>
                <text:list-item>
                  <text:p text:style-name="P40">Title</text:p>
                </text:list-item>
                <text:list-item>
                  <text:p text:style-name="P40">Cue call</text:p>
                </text:list-item>
                <text:list-item>
                  <text:p text:style-name="P40">Notes</text:p>
                </text:list-item>
              </text:list>
            </text:list-item>
            <text:list-item>
              <text:p text:style-name="P39"><text:span text:style-name="T19">Sound</text:span></text:p>
              <text:list>
                <text:list-item>
                  <text:p text:style-name="P39"><text:span text:style-name="T19">All entrances/exits</text:span></text:p>
                </text:list-item>
              </text:list>
            </text:list-item>
            <text:list-item>
              <text:p text:style-name="P40">Lighting</text:p>
              <text:list>
                <text:list-item>
                  <text:p text:style-name="P40"/>
                </text:list-item>
              </text:list>
            </text:list-item>
          </text:list>
        </text:list-item>
      </text:list>
      <text:p text:style-name="P37"/>
      <text:p text:style-name="P43"><text:span text:style-name="T17">Typical</text:span> content:</text:p>
      <text:p text:style-name="P13">(#comments in italics, not included in file)</text:p>
      <text:p text:style-name="P44">&lt;?xml version="1.0"?&gt;</text:p>
      <text:p text:style-name="P44">&lt;show&gt;</text:p>
      <text:p text:style-name="P44">&lt;cue num="000"&gt;</text:p>
      <text:p text:style-name="P44"><text:s text:c="4"/>&lt;Move&gt;0&lt;/Move&gt;</text:p>
      <text:p text:style-name="P44"><text:s text:c="4"/>&lt;Id&gt;0&lt;/Id&gt;</text:p>
      <text:p text:style-name="P44"><text:s text:c="4"/>&lt;Act&gt;0&lt;/Act&gt;</text:p>
      <text:p text:style-name="P44"><text:s text:c="4"/>&lt;Scene&gt; 0&lt;/Scene&gt;</text:p>
      <text:p text:style-name="P44"><text:s text:c="4"/>&lt;Page&gt;0&lt;/Page&gt;</text:p>
      <text:p text:style-name="P44"><text:s text:c="4"/>&lt;Title&gt;Top of Show&lt;/Title&gt;</text:p>
      <text:p text:style-name="P44"><text:s text:c="4"/>&lt;Cue&gt;None&lt;/Cue&gt;</text:p>
      <text:p text:style-name="P44"><text:s text:c="4"/>&lt;Entrances&gt;&lt;/Entrances&gt;</text:p>
      <text:p text:style-name="P44"><text:s text:c="4"/>&lt;Exits&gt;ch1,ch2,ch3,ch4,ch5,ch6,ch7,ch8,ch9,ch10,ch11,ch12,ch13,ch14,ch15,ch16&lt;/Exits&gt;</text:p>
      <text:p text:style-name="P44"><text:s text:c="4"/>&lt;On_Stage&gt;&lt;/On_Stage&gt;</text:p>
      <text:p text:style-name="P44"><text:s text:c="4"/>&lt;Note_1&gt;&lt;/Note_1&gt;</text:p>
      <text:p text:style-name="P44"><text:s text:c="4"/>&lt;Note_2&gt;&lt;/Note_2&gt;</text:p>
      <text:p text:style-name="P44"><text:s text:c="4"/>&lt;Note_3&gt;&lt;/Note_3&gt;</text:p>
      <text:p text:style-name="P44">&lt;/cue&gt;</text:p>
      <text:p text:style-name="P44">&lt;cue num="001"&gt;</text:p>
      <text:p text:style-name="P44"><text:s text:c="4"/>&lt;Move&gt;1&lt;/Move&gt;</text:p>
      <text:p text:style-name="P44"><text:s text:c="4"/>&lt;Id&gt;1A&lt;/Id&gt;</text:p>
      <text:p text:style-name="P44"><text:s text:c="4"/>&lt;Act&gt;1&lt;/Act&gt;</text:p>
      <text:p text:style-name="P44"><text:s text:c="4"/>&lt;Scene&gt; 1&lt;/Scene&gt;</text:p>
      <text:p text:style-name="P44"><text:s text:c="4"/>&lt;Page&gt;1&lt;/Page&gt;</text:p>
      <text:p text:style-name="P44"><text:s text:c="4"/>&lt;Title&gt;SOUND FX - church bells 6:00&lt;/Title&gt;</text:p>
      <text:p text:style-name="P44"><text:s text:c="4"/>&lt;Cue&gt;Lights up&lt;/Cue&gt;</text:p>
      <text:p text:style-name="P44"><text:s text:c="4"/>&lt;Entrances&gt;ch32&lt;/Entrances&gt;</text:p>
      <text:p text:style-name="P44"><text:s text:c="4"/>&lt;Exits&gt;&lt;/Exits&gt;</text:p>
      <text:p text:style-name="P44"><text:s text:c="4"/>&lt;On_Stage&gt;ch32&lt;/On_Stage&gt;</text:p>
      <text:p text:style-name="P44"><text:s text:c="4"/>&lt;Note_1&gt;&lt;/Note_1&gt;</text:p>
      <text:p text:style-name="P44"><text:s text:c="4"/>&lt;Note_2&gt;&lt;/Note_2&gt;</text:p>
      <text:p text:style-name="P44"><text:s text:c="4"/>&lt;Note_3&gt;&lt;/Note_3&gt;</text:p>
      <text:p text:style-name="P44">&lt;/cue&gt;</text:p>
      <text:p text:style-name="P44">…</text:p>
      <text:p text:style-name="P44">&lt;cue num="106"&gt;</text:p>
      <text:p text:style-name="P44"><text:s text:c="4"/>&lt;Move&gt;106&lt;/Move&gt;</text:p>
      <text:p text:style-name="P44"><text:s text:c="4"/>&lt;Id&gt;80B&lt;/Id&gt;</text:p>
      <text:p text:style-name="P44"><text:s text:c="4"/>&lt;Act&gt;2&lt;/Act&gt;</text:p>
      <text:p text:style-name="P44"><text:s text:c="4"/>&lt;Scene&gt;11&lt;/Scene&gt;</text:p>
      <text:p text:style-name="P44"><text:s text:c="4"/>&lt;Page&gt;80&lt;/Page&gt;</text:p>
      <text:p text:style-name="P44"><text:s text:c="4"/>&lt;Title&gt;Curtain Call&lt;/Title&gt;</text:p>
      <text:p text:style-name="P44"><text:s text:c="4"/>&lt;Cue&gt;Black out&lt;/Cue&gt;</text:p>
      <text:p text:style-name="P44"><text:s text:c="4"/>&lt;Entrances&gt;&lt;/Entrances&gt;</text:p>
      <text:p text:style-name="P44"><text:s text:c="4"/>&lt;Exits&gt;ch1 &lt;/Exits&gt;</text:p>
      <text:p text:style-name="P44"><text:s text:c="4"/>&lt;On_Stage&gt;&lt;/On_Stage&gt;</text:p>
      <text:p text:style-name="P44"><text:s text:c="4"/>&lt;Note_1&gt;&lt;/Note_1&gt;</text:p>
      <text:p text:style-name="P44"><text:s text:c="4"/>&lt;Note_2&gt;&lt;/Note_2&gt;</text:p>
      <text:p text:style-name="P44"><text:s text:c="4"/>&lt;Note_3&gt;&lt;/Note_3&gt;</text:p>
      <text:p text:style-name="P44">&lt;/cue&gt;</text:p>
      <text:p text:style-name="P44">&lt;/show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asal" svg:font-family="Nas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ppendices" style:family="paragraph" style:parent-style-name="Heading_20_1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 </meta:initial-creator>
    <meta:creation-date>2014-12-29T09:58:02.294873116</meta:creation-date>
    <dc:date>2014-12-29T14:40:41.336442114</dc:date>
    <dc:creator>mac </dc:creator>
    <meta:editing-duration>PT4H27M23S</meta:editing-duration>
    <meta:editing-cycles>12</meta:editing-cycles>
    <meta:generator>LibreOffice/4.2.7.2$Linux_X86_64 LibreOffice_project/420m0$Build-2</meta:generator>
    <meta:document-statistic meta:table-count="0" meta:image-count="0" meta:object-count="0" meta:page-count="12" meta:paragraph-count="178" meta:word-count="805" meta:character-count="5414" meta:non-whitespace-character-count="4696"/>
  </office:meta>
</office:document-meta>
</file>